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9.64pt" svg:height="337.32pt" svg:x="375.39pt" svg:y="97.85pt">
            <loext:p draw:notify-on-update-of-ranges="Sheet1.A1:Sheet1.CW1 Sheet1.A2:Sheet1.CW2 Sheet1.A1:Sheet1.CW1 Sheet1.A3:Sheet1.CW3 Sheet1.A1:Sheet1.CW1 Sheet1.A1:Sheet1.CW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ROUND([.$A$5]*(1-EXP(-[.A1]/[.$A$4])))" office:value-type="float" office:value="0" calcext:value-type="float">
            <text:p>0</text:p>
          </table:table-cell>
          <table:table-cell table:formula="of:=ROUND([.$A$5]*(1-EXP(-[.B1]/[.$A$4])))" office:value-type="float" office:value="2" calcext:value-type="float">
            <text:p>2</text:p>
          </table:table-cell>
          <table:table-cell table:formula="of:=ROUND([.$A$5]*(1-EXP(-[.C1]/[.$A$4])))" office:value-type="float" office:value="5" calcext:value-type="float">
            <text:p>5</text:p>
          </table:table-cell>
          <table:table-cell table:formula="of:=ROUND([.$A$5]*(1-EXP(-[.D1]/[.$A$4])))" office:value-type="float" office:value="7" calcext:value-type="float">
            <text:p>7</text:p>
          </table:table-cell>
          <table:table-cell table:formula="of:=ROUND([.$A$5]*(1-EXP(-[.E1]/[.$A$4])))" office:value-type="float" office:value="9" calcext:value-type="float">
            <text:p>9</text:p>
          </table:table-cell>
          <table:table-cell table:formula="of:=ROUND([.$A$5]*(1-EXP(-[.F1]/[.$A$4])))" office:value-type="float" office:value="11" calcext:value-type="float">
            <text:p>11</text:p>
          </table:table-cell>
          <table:table-cell table:formula="of:=ROUND([.$A$5]*(1-EXP(-[.G1]/[.$A$4])))" office:value-type="float" office:value="13" calcext:value-type="float">
            <text:p>13</text:p>
          </table:table-cell>
          <table:table-cell table:formula="of:=ROUND([.$A$5]*(1-EXP(-[.H1]/[.$A$4])))" office:value-type="float" office:value="15" calcext:value-type="float">
            <text:p>15</text:p>
          </table:table-cell>
          <table:table-cell table:formula="of:=ROUND([.$A$5]*(1-EXP(-[.I1]/[.$A$4])))" office:value-type="float" office:value="17" calcext:value-type="float">
            <text:p>17</text:p>
          </table:table-cell>
          <table:table-cell table:formula="of:=ROUND([.$A$5]*(1-EXP(-[.J1]/[.$A$4])))" office:value-type="float" office:value="19" calcext:value-type="float">
            <text:p>19</text:p>
          </table:table-cell>
          <table:table-cell table:formula="of:=ROUND([.$A$5]*(1-EXP(-[.K1]/[.$A$4])))" office:value-type="float" office:value="21" calcext:value-type="float">
            <text:p>21</text:p>
          </table:table-cell>
          <table:table-cell table:formula="of:=ROUND([.$A$5]*(1-EXP(-[.L1]/[.$A$4])))" office:value-type="float" office:value="23" calcext:value-type="float">
            <text:p>23</text:p>
          </table:table-cell>
          <table:table-cell table:formula="of:=ROUND([.$A$5]*(1-EXP(-[.M1]/[.$A$4])))" office:value-type="float" office:value="25" calcext:value-type="float">
            <text:p>25</text:p>
          </table:table-cell>
          <table:table-cell table:formula="of:=ROUND([.$A$5]*(1-EXP(-[.N1]/[.$A$4])))" office:value-type="float" office:value="26" calcext:value-type="float">
            <text:p>26</text:p>
          </table:table-cell>
          <table:table-cell table:formula="of:=ROUND([.$A$5]*(1-EXP(-[.O1]/[.$A$4])))" office:value-type="float" office:value="28" calcext:value-type="float">
            <text:p>28</text:p>
          </table:table-cell>
          <table:table-cell table:formula="of:=ROUND([.$A$5]*(1-EXP(-[.P1]/[.$A$4])))" office:value-type="float" office:value="30" calcext:value-type="float">
            <text:p>30</text:p>
          </table:table-cell>
          <table:table-cell table:formula="of:=ROUND([.$A$5]*(1-EXP(-[.Q1]/[.$A$4])))" office:value-type="float" office:value="32" calcext:value-type="float">
            <text:p>32</text:p>
          </table:table-cell>
          <table:table-cell table:formula="of:=ROUND([.$A$5]*(1-EXP(-[.R1]/[.$A$4])))" office:value-type="float" office:value="33" calcext:value-type="float">
            <text:p>33</text:p>
          </table:table-cell>
          <table:table-cell table:formula="of:=ROUND([.$A$5]*(1-EXP(-[.S1]/[.$A$4])))" office:value-type="float" office:value="35" calcext:value-type="float">
            <text:p>35</text:p>
          </table:table-cell>
          <table:table-cell table:formula="of:=ROUND([.$A$5]*(1-EXP(-[.T1]/[.$A$4])))" office:value-type="float" office:value="37" calcext:value-type="float">
            <text:p>37</text:p>
          </table:table-cell>
          <table:table-cell table:formula="of:=ROUND([.$A$5]*(1-EXP(-[.U1]/[.$A$4])))" office:value-type="float" office:value="38" calcext:value-type="float">
            <text:p>38</text:p>
          </table:table-cell>
          <table:table-cell table:formula="of:=ROUND([.$A$5]*(1-EXP(-[.V1]/[.$A$4])))" office:value-type="float" office:value="40" calcext:value-type="float">
            <text:p>40</text:p>
          </table:table-cell>
          <table:table-cell table:formula="of:=ROUND([.$A$5]*(1-EXP(-[.W1]/[.$A$4])))" office:value-type="float" office:value="41" calcext:value-type="float">
            <text:p>41</text:p>
          </table:table-cell>
          <table:table-cell table:formula="of:=ROUND([.$A$5]*(1-EXP(-[.X1]/[.$A$4])))" office:value-type="float" office:value="43" calcext:value-type="float">
            <text:p>43</text:p>
          </table:table-cell>
          <table:table-cell table:formula="of:=ROUND([.$A$5]*(1-EXP(-[.Y1]/[.$A$4])))" office:value-type="float" office:value="44" calcext:value-type="float">
            <text:p>44</text:p>
          </table:table-cell>
          <table:table-cell table:formula="of:=ROUND([.$A$5]*(1-EXP(-[.Z1]/[.$A$4])))" office:value-type="float" office:value="46" calcext:value-type="float">
            <text:p>46</text:p>
          </table:table-cell>
          <table:table-cell table:formula="of:=ROUND([.$A$5]*(1-EXP(-[.AA1]/[.$A$4])))" office:value-type="float" office:value="47" calcext:value-type="float">
            <text:p>47</text:p>
          </table:table-cell>
          <table:table-cell table:formula="of:=ROUND([.$A$5]*(1-EXP(-[.AB1]/[.$A$4])))" office:value-type="float" office:value="48" calcext:value-type="float">
            <text:p>48</text:p>
          </table:table-cell>
          <table:table-cell table:formula="of:=ROUND([.$A$5]*(1-EXP(-[.AC1]/[.$A$4])))" office:value-type="float" office:value="50" calcext:value-type="float">
            <text:p>50</text:p>
          </table:table-cell>
          <table:table-cell table:formula="of:=ROUND([.$A$5]*(1-EXP(-[.AD1]/[.$A$4])))" office:value-type="float" office:value="51" calcext:value-type="float">
            <text:p>51</text:p>
          </table:table-cell>
          <table:table-cell table:formula="of:=ROUND([.$A$5]*(1-EXP(-[.AE1]/[.$A$4])))" office:value-type="float" office:value="52" calcext:value-type="float">
            <text:p>52</text:p>
          </table:table-cell>
          <table:table-cell table:formula="of:=ROUND([.$A$5]*(1-EXP(-[.AF1]/[.$A$4])))" office:value-type="float" office:value="53" calcext:value-type="float">
            <text:p>53</text:p>
          </table:table-cell>
          <table:table-cell table:formula="of:=ROUND([.$A$5]*(1-EXP(-[.AG1]/[.$A$4])))" office:value-type="float" office:value="55" calcext:value-type="float">
            <text:p>55</text:p>
          </table:table-cell>
          <table:table-cell table:formula="of:=ROUND([.$A$5]*(1-EXP(-[.AH1]/[.$A$4])))" office:value-type="float" office:value="56" calcext:value-type="float">
            <text:p>56</text:p>
          </table:table-cell>
          <table:table-cell table:formula="of:=ROUND([.$A$5]*(1-EXP(-[.AI1]/[.$A$4])))" office:value-type="float" office:value="57" calcext:value-type="float">
            <text:p>57</text:p>
          </table:table-cell>
          <table:table-cell table:formula="of:=ROUND([.$A$5]*(1-EXP(-[.AJ1]/[.$A$4])))" office:value-type="float" office:value="58" calcext:value-type="float">
            <text:p>58</text:p>
          </table:table-cell>
          <table:table-cell table:formula="of:=ROUND([.$A$5]*(1-EXP(-[.AK1]/[.$A$4])))" office:value-type="float" office:value="59" calcext:value-type="float">
            <text:p>59</text:p>
          </table:table-cell>
          <table:table-cell table:formula="of:=ROUND([.$A$5]*(1-EXP(-[.AL1]/[.$A$4])))" office:value-type="float" office:value="60" calcext:value-type="float">
            <text:p>60</text:p>
          </table:table-cell>
          <table:table-cell table:formula="of:=ROUND([.$A$5]*(1-EXP(-[.AM1]/[.$A$4])))" office:value-type="float" office:value="62" calcext:value-type="float">
            <text:p>62</text:p>
          </table:table-cell>
          <table:table-cell table:formula="of:=ROUND([.$A$5]*(1-EXP(-[.AN1]/[.$A$4])))" office:value-type="float" office:value="63" calcext:value-type="float">
            <text:p>63</text:p>
          </table:table-cell>
          <table:table-cell table:formula="of:=ROUND([.$A$5]*(1-EXP(-[.AO1]/[.$A$4])))" office:value-type="float" office:value="64" calcext:value-type="float">
            <text:p>64</text:p>
          </table:table-cell>
          <table:table-cell table:formula="of:=ROUND([.$A$5]*(1-EXP(-[.AP1]/[.$A$4])))" office:value-type="float" office:value="65" calcext:value-type="float">
            <text:p>65</text:p>
          </table:table-cell>
          <table:table-cell table:formula="of:=ROUND([.$A$5]*(1-EXP(-[.AQ1]/[.$A$4])))" office:value-type="float" office:value="66" calcext:value-type="float">
            <text:p>66</text:p>
          </table:table-cell>
          <table:table-cell table:formula="of:=ROUND([.$A$5]*(1-EXP(-[.AR1]/[.$A$4])))" office:value-type="float" office:value="67" calcext:value-type="float">
            <text:p>67</text:p>
          </table:table-cell>
          <table:table-cell table:formula="of:=ROUND([.$A$5]*(1-EXP(-[.AS1]/[.$A$4])))" office:value-type="float" office:value="68" calcext:value-type="float">
            <text:p>68</text:p>
          </table:table-cell>
          <table:table-cell table:formula="of:=ROUND([.$A$5]*(1-EXP(-[.AT1]/[.$A$4])))" office:value-type="float" office:value="69" calcext:value-type="float">
            <text:p>69</text:p>
          </table:table-cell>
          <table:table-cell table:formula="of:=ROUND([.$A$5]*(1-EXP(-[.AU1]/[.$A$4])))" office:value-type="float" office:value="70" calcext:value-type="float">
            <text:p>70</text:p>
          </table:table-cell>
          <table:table-cell table:formula="of:=ROUND([.$A$5]*(1-EXP(-[.AV1]/[.$A$4])))" office:value-type="float" office:value="70" calcext:value-type="float">
            <text:p>70</text:p>
          </table:table-cell>
          <table:table-cell table:formula="of:=ROUND([.$A$5]*(1-EXP(-[.AW1]/[.$A$4])))" office:value-type="float" office:value="71" calcext:value-type="float">
            <text:p>71</text:p>
          </table:table-cell>
          <table:table-cell table:formula="of:=ROUND([.$A$5]*(1-EXP(-[.AX1]/[.$A$4])))" office:value-type="float" office:value="72" calcext:value-type="float">
            <text:p>72</text:p>
          </table:table-cell>
          <table:table-cell table:formula="of:=ROUND([.$A$5]*(1-EXP(-[.AY1]/[.$A$4])))" office:value-type="float" office:value="73" calcext:value-type="float">
            <text:p>73</text:p>
          </table:table-cell>
          <table:table-cell table:formula="of:=ROUND([.$A$5]*(1-EXP(-[.AZ1]/[.$A$4])))" office:value-type="float" office:value="74" calcext:value-type="float">
            <text:p>74</text:p>
          </table:table-cell>
          <table:table-cell table:formula="of:=ROUND([.$A$5]*(1-EXP(-[.BA1]/[.$A$4])))" office:value-type="float" office:value="75" calcext:value-type="float">
            <text:p>75</text:p>
          </table:table-cell>
          <table:table-cell table:formula="of:=ROUND([.$A$5]*(1-EXP(-[.BB1]/[.$A$4])))" office:value-type="float" office:value="76" calcext:value-type="float">
            <text:p>76</text:p>
          </table:table-cell>
          <table:table-cell table:formula="of:=ROUND([.$A$5]*(1-EXP(-[.BC1]/[.$A$4])))" office:value-type="float" office:value="76" calcext:value-type="float">
            <text:p>76</text:p>
          </table:table-cell>
          <table:table-cell table:formula="of:=ROUND([.$A$5]*(1-EXP(-[.BD1]/[.$A$4])))" office:value-type="float" office:value="77" calcext:value-type="float">
            <text:p>77</text:p>
          </table:table-cell>
          <table:table-cell table:formula="of:=ROUND([.$A$5]*(1-EXP(-[.BE1]/[.$A$4])))" office:value-type="float" office:value="78" calcext:value-type="float">
            <text:p>78</text:p>
          </table:table-cell>
          <table:table-cell table:formula="of:=ROUND([.$A$5]*(1-EXP(-[.BF1]/[.$A$4])))" office:value-type="float" office:value="79" calcext:value-type="float">
            <text:p>79</text:p>
          </table:table-cell>
          <table:table-cell table:formula="of:=ROUND([.$A$5]*(1-EXP(-[.BG1]/[.$A$4])))" office:value-type="float" office:value="79" calcext:value-type="float">
            <text:p>79</text:p>
          </table:table-cell>
          <table:table-cell table:formula="of:=ROUND([.$A$5]*(1-EXP(-[.BH1]/[.$A$4])))" office:value-type="float" office:value="80" calcext:value-type="float">
            <text:p>80</text:p>
          </table:table-cell>
          <table:table-cell table:formula="of:=ROUND([.$A$5]*(1-EXP(-[.BI1]/[.$A$4])))" office:value-type="float" office:value="81" calcext:value-type="float">
            <text:p>81</text:p>
          </table:table-cell>
          <table:table-cell table:formula="of:=ROUND([.$A$5]*(1-EXP(-[.BJ1]/[.$A$4])))" office:value-type="float" office:value="82" calcext:value-type="float">
            <text:p>82</text:p>
          </table:table-cell>
          <table:table-cell table:formula="of:=ROUND([.$A$5]*(1-EXP(-[.BK1]/[.$A$4])))" office:value-type="float" office:value="82" calcext:value-type="float">
            <text:p>82</text:p>
          </table:table-cell>
          <table:table-cell table:formula="of:=ROUND([.$A$5]*(1-EXP(-[.BL1]/[.$A$4])))" office:value-type="float" office:value="83" calcext:value-type="float">
            <text:p>83</text:p>
          </table:table-cell>
          <table:table-cell table:formula="of:=ROUND([.$A$5]*(1-EXP(-[.BM1]/[.$A$4])))" office:value-type="float" office:value="83" calcext:value-type="float">
            <text:p>83</text:p>
          </table:table-cell>
          <table:table-cell table:formula="of:=ROUND([.$A$5]*(1-EXP(-[.BN1]/[.$A$4])))" office:value-type="float" office:value="84" calcext:value-type="float">
            <text:p>84</text:p>
          </table:table-cell>
          <table:table-cell table:formula="of:=ROUND([.$A$5]*(1-EXP(-[.BO1]/[.$A$4])))" office:value-type="float" office:value="85" calcext:value-type="float">
            <text:p>85</text:p>
          </table:table-cell>
          <table:table-cell table:formula="of:=ROUND([.$A$5]*(1-EXP(-[.BP1]/[.$A$4])))" office:value-type="float" office:value="85" calcext:value-type="float">
            <text:p>85</text:p>
          </table:table-cell>
          <table:table-cell table:formula="of:=ROUND([.$A$5]*(1-EXP(-[.BQ1]/[.$A$4])))" office:value-type="float" office:value="86" calcext:value-type="float">
            <text:p>86</text:p>
          </table:table-cell>
          <table:table-cell table:formula="of:=ROUND([.$A$5]*(1-EXP(-[.BR1]/[.$A$4])))" office:value-type="float" office:value="87" calcext:value-type="float">
            <text:p>87</text:p>
          </table:table-cell>
          <table:table-cell table:formula="of:=ROUND([.$A$5]*(1-EXP(-[.BS1]/[.$A$4])))" office:value-type="float" office:value="87" calcext:value-type="float">
            <text:p>87</text:p>
          </table:table-cell>
          <table:table-cell table:formula="of:=ROUND([.$A$5]*(1-EXP(-[.BT1]/[.$A$4])))" office:value-type="float" office:value="88" calcext:value-type="float">
            <text:p>88</text:p>
          </table:table-cell>
          <table:table-cell table:formula="of:=ROUND([.$A$5]*(1-EXP(-[.BU1]/[.$A$4])))" office:value-type="float" office:value="88" calcext:value-type="float">
            <text:p>88</text:p>
          </table:table-cell>
          <table:table-cell table:formula="of:=ROUND([.$A$5]*(1-EXP(-[.BV1]/[.$A$4])))" office:value-type="float" office:value="89" calcext:value-type="float">
            <text:p>89</text:p>
          </table:table-cell>
          <table:table-cell table:formula="of:=ROUND([.$A$5]*(1-EXP(-[.BW1]/[.$A$4])))" office:value-type="float" office:value="89" calcext:value-type="float">
            <text:p>89</text:p>
          </table:table-cell>
          <table:table-cell table:formula="of:=ROUND([.$A$5]*(1-EXP(-[.BX1]/[.$A$4])))" office:value-type="float" office:value="90" calcext:value-type="float">
            <text:p>90</text:p>
          </table:table-cell>
          <table:table-cell table:formula="of:=ROUND([.$A$5]*(1-EXP(-[.BY1]/[.$A$4])))" office:value-type="float" office:value="90" calcext:value-type="float">
            <text:p>90</text:p>
          </table:table-cell>
          <table:table-cell table:formula="of:=ROUND([.$A$5]*(1-EXP(-[.BZ1]/[.$A$4])))" office:value-type="float" office:value="91" calcext:value-type="float">
            <text:p>91</text:p>
          </table:table-cell>
          <table:table-cell table:formula="of:=ROUND([.$A$5]*(1-EXP(-[.CA1]/[.$A$4])))" office:value-type="float" office:value="91" calcext:value-type="float">
            <text:p>91</text:p>
          </table:table-cell>
          <table:table-cell table:formula="of:=ROUND([.$A$5]*(1-EXP(-[.CB1]/[.$A$4])))" office:value-type="float" office:value="92" calcext:value-type="float">
            <text:p>92</text:p>
          </table:table-cell>
          <table:table-cell table:formula="of:=ROUND([.$A$5]*(1-EXP(-[.CC1]/[.$A$4])))" office:value-type="float" office:value="92" calcext:value-type="float">
            <text:p>92</text:p>
          </table:table-cell>
          <table:table-cell table:formula="of:=ROUND([.$A$5]*(1-EXP(-[.CD1]/[.$A$4])))" office:value-type="float" office:value="93" calcext:value-type="float">
            <text:p>93</text:p>
          </table:table-cell>
          <table:table-cell table:formula="of:=ROUND([.$A$5]*(1-EXP(-[.CE1]/[.$A$4])))" office:value-type="float" office:value="93" calcext:value-type="float">
            <text:p>93</text:p>
          </table:table-cell>
          <table:table-cell table:formula="of:=ROUND([.$A$5]*(1-EXP(-[.CF1]/[.$A$4])))" office:value-type="float" office:value="94" calcext:value-type="float">
            <text:p>94</text:p>
          </table:table-cell>
          <table:table-cell table:formula="of:=ROUND([.$A$5]*(1-EXP(-[.CG1]/[.$A$4])))" office:value-type="float" office:value="94" calcext:value-type="float">
            <text:p>94</text:p>
          </table:table-cell>
          <table:table-cell table:formula="of:=ROUND([.$A$5]*(1-EXP(-[.CH1]/[.$A$4])))" office:value-type="float" office:value="95" calcext:value-type="float">
            <text:p>95</text:p>
          </table:table-cell>
          <table:table-cell table:formula="of:=ROUND([.$A$5]*(1-EXP(-[.CI1]/[.$A$4])))" office:value-type="float" office:value="95" calcext:value-type="float">
            <text:p>95</text:p>
          </table:table-cell>
          <table:table-cell table:formula="of:=ROUND([.$A$5]*(1-EXP(-[.CJ1]/[.$A$4])))" office:value-type="float" office:value="95" calcext:value-type="float">
            <text:p>95</text:p>
          </table:table-cell>
          <table:table-cell table:formula="of:=ROUND([.$A$5]*(1-EXP(-[.CK1]/[.$A$4])))" office:value-type="float" office:value="96" calcext:value-type="float">
            <text:p>96</text:p>
          </table:table-cell>
          <table:table-cell table:formula="of:=ROUND([.$A$5]*(1-EXP(-[.CL1]/[.$A$4])))" office:value-type="float" office:value="96" calcext:value-type="float">
            <text:p>96</text:p>
          </table:table-cell>
          <table:table-cell table:formula="of:=ROUND([.$A$5]*(1-EXP(-[.CM1]/[.$A$4])))" office:value-type="float" office:value="97" calcext:value-type="float">
            <text:p>97</text:p>
          </table:table-cell>
          <table:table-cell table:formula="of:=ROUND([.$A$5]*(1-EXP(-[.CN1]/[.$A$4])))" office:value-type="float" office:value="97" calcext:value-type="float">
            <text:p>97</text:p>
          </table:table-cell>
          <table:table-cell table:formula="of:=ROUND([.$A$5]*(1-EXP(-[.CO1]/[.$A$4])))" office:value-type="float" office:value="97" calcext:value-type="float">
            <text:p>97</text:p>
          </table:table-cell>
          <table:table-cell table:formula="of:=ROUND([.$A$5]*(1-EXP(-[.CP1]/[.$A$4])))" office:value-type="float" office:value="98" calcext:value-type="float">
            <text:p>98</text:p>
          </table:table-cell>
          <table:table-cell table:formula="of:=ROUND([.$A$5]*(1-EXP(-[.CQ1]/[.$A$4])))" office:value-type="float" office:value="98" calcext:value-type="float">
            <text:p>98</text:p>
          </table:table-cell>
          <table:table-cell table:formula="of:=ROUND([.$A$5]*(1-EXP(-[.CR1]/[.$A$4])))" office:value-type="float" office:value="98" calcext:value-type="float">
            <text:p>98</text:p>
          </table:table-cell>
          <table:table-cell table:formula="of:=ROUND([.$A$5]*(1-EXP(-[.CS1]/[.$A$4])))" office:value-type="float" office:value="99" calcext:value-type="float">
            <text:p>99</text:p>
          </table:table-cell>
          <table:table-cell table:formula="of:=ROUND([.$A$5]*(1-EXP(-[.CT1]/[.$A$4])))" office:value-type="float" office:value="99" calcext:value-type="float">
            <text:p>99</text:p>
          </table:table-cell>
          <table:table-cell table:formula="of:=ROUND([.$A$5]*(1-EXP(-[.CU1]/[.$A$4])))" office:value-type="float" office:value="99" calcext:value-type="float">
            <text:p>99</text:p>
          </table:table-cell>
          <table:table-cell table:formula="of:=ROUND([.$A$5]*(1-EXP(-[.CV1]/[.$A$4])))" office:value-type="float" office:value="100" calcext:value-type="float">
            <text:p>100</text:p>
          </table:table-cell>
          <table:table-cell table:formula="of:=ROUND([.$A$5]*(1-EXP(-[.CW1]/[.$A$4])))" office:value-type="float" office:value="100" calcext:value-type="float">
            <text:p>100</text:p>
          </table:table-cell>
        </table:table-row>
        <table:table-row table:style-name="ro1">
          <table:table-cell table:formula="of:=ROUND([.$B$5]*(1-EXP(-[.A$1]/[.$B$4])))" office:value-type="float" office:value="0" calcext:value-type="float">
            <text:p>0</text:p>
          </table:table-cell>
          <table:table-cell table:formula="of:=ROUND([.$B$5]*(1-EXP(-[.B$1]/[.$B$4])))" office:value-type="float" office:value="3" calcext:value-type="float">
            <text:p>3</text:p>
          </table:table-cell>
          <table:table-cell table:formula="of:=ROUND([.$B$5]*(1-EXP(-[.C$1]/[.$B$4])))" office:value-type="float" office:value="7" calcext:value-type="float">
            <text:p>7</text:p>
          </table:table-cell>
          <table:table-cell table:formula="of:=ROUND([.$B$5]*(1-EXP(-[.D$1]/[.$B$4])))" office:value-type="float" office:value="10" calcext:value-type="float">
            <text:p>10</text:p>
          </table:table-cell>
          <table:table-cell table:formula="of:=ROUND([.$B$5]*(1-EXP(-[.E$1]/[.$B$4])))" office:value-type="float" office:value="13" calcext:value-type="float">
            <text:p>13</text:p>
          </table:table-cell>
          <table:table-cell table:formula="of:=ROUND([.$B$5]*(1-EXP(-[.F$1]/[.$B$4])))" office:value-type="float" office:value="16" calcext:value-type="float">
            <text:p>16</text:p>
          </table:table-cell>
          <table:table-cell table:formula="of:=ROUND([.$B$5]*(1-EXP(-[.G$1]/[.$B$4])))" office:value-type="float" office:value="19" calcext:value-type="float">
            <text:p>19</text:p>
          </table:table-cell>
          <table:table-cell table:formula="of:=ROUND([.$B$5]*(1-EXP(-[.H$1]/[.$B$4])))" office:value-type="float" office:value="22" calcext:value-type="float">
            <text:p>22</text:p>
          </table:table-cell>
          <table:table-cell table:formula="of:=ROUND([.$B$5]*(1-EXP(-[.I$1]/[.$B$4])))" office:value-type="float" office:value="24" calcext:value-type="float">
            <text:p>24</text:p>
          </table:table-cell>
          <table:table-cell table:formula="of:=ROUND([.$B$5]*(1-EXP(-[.J$1]/[.$B$4])))" office:value-type="float" office:value="27" calcext:value-type="float">
            <text:p>27</text:p>
          </table:table-cell>
          <table:table-cell table:formula="of:=ROUND([.$B$5]*(1-EXP(-[.K$1]/[.$B$4])))" office:value-type="float" office:value="29" calcext:value-type="float">
            <text:p>29</text:p>
          </table:table-cell>
          <table:table-cell table:formula="of:=ROUND([.$B$5]*(1-EXP(-[.L$1]/[.$B$4])))" office:value-type="float" office:value="32" calcext:value-type="float">
            <text:p>32</text:p>
          </table:table-cell>
          <table:table-cell table:formula="of:=ROUND([.$B$5]*(1-EXP(-[.M$1]/[.$B$4])))" office:value-type="float" office:value="34" calcext:value-type="float">
            <text:p>34</text:p>
          </table:table-cell>
          <table:table-cell table:formula="of:=ROUND([.$B$5]*(1-EXP(-[.N$1]/[.$B$4])))" office:value-type="float" office:value="36" calcext:value-type="float">
            <text:p>36</text:p>
          </table:table-cell>
          <table:table-cell table:formula="of:=ROUND([.$B$5]*(1-EXP(-[.O$1]/[.$B$4])))" office:value-type="float" office:value="39" calcext:value-type="float">
            <text:p>39</text:p>
          </table:table-cell>
          <table:table-cell table:formula="of:=ROUND([.$B$5]*(1-EXP(-[.P$1]/[.$B$4])))" office:value-type="float" office:value="41" calcext:value-type="float">
            <text:p>41</text:p>
          </table:table-cell>
          <table:table-cell table:formula="of:=ROUND([.$B$5]*(1-EXP(-[.Q$1]/[.$B$4])))" office:value-type="float" office:value="43" calcext:value-type="float">
            <text:p>43</text:p>
          </table:table-cell>
          <table:table-cell table:formula="of:=ROUND([.$B$5]*(1-EXP(-[.R$1]/[.$B$4])))" office:value-type="float" office:value="45" calcext:value-type="float">
            <text:p>45</text:p>
          </table:table-cell>
          <table:table-cell table:formula="of:=ROUND([.$B$5]*(1-EXP(-[.S$1]/[.$B$4])))" office:value-type="float" office:value="47" calcext:value-type="float">
            <text:p>47</text:p>
          </table:table-cell>
          <table:table-cell table:formula="of:=ROUND([.$B$5]*(1-EXP(-[.T$1]/[.$B$4])))" office:value-type="float" office:value="49" calcext:value-type="float">
            <text:p>49</text:p>
          </table:table-cell>
          <table:table-cell table:formula="of:=ROUND([.$B$5]*(1-EXP(-[.U$1]/[.$B$4])))" office:value-type="float" office:value="50" calcext:value-type="float">
            <text:p>50</text:p>
          </table:table-cell>
          <table:table-cell table:formula="of:=ROUND([.$B$5]*(1-EXP(-[.V$1]/[.$B$4])))" office:value-type="float" office:value="52" calcext:value-type="float">
            <text:p>52</text:p>
          </table:table-cell>
          <table:table-cell table:formula="of:=ROUND([.$B$5]*(1-EXP(-[.W$1]/[.$B$4])))" office:value-type="float" office:value="54" calcext:value-type="float">
            <text:p>54</text:p>
          </table:table-cell>
          <table:table-cell table:formula="of:=ROUND([.$B$5]*(1-EXP(-[.X$1]/[.$B$4])))" office:value-type="float" office:value="56" calcext:value-type="float">
            <text:p>56</text:p>
          </table:table-cell>
          <table:table-cell table:formula="of:=ROUND([.$B$5]*(1-EXP(-[.Y$1]/[.$B$4])))" office:value-type="float" office:value="57" calcext:value-type="float">
            <text:p>57</text:p>
          </table:table-cell>
          <table:table-cell table:formula="of:=ROUND([.$B$5]*(1-EXP(-[.Z$1]/[.$B$4])))" office:value-type="float" office:value="59" calcext:value-type="float">
            <text:p>59</text:p>
          </table:table-cell>
          <table:table-cell table:formula="of:=ROUND([.$B$5]*(1-EXP(-[.AA$1]/[.$B$4])))" office:value-type="float" office:value="60" calcext:value-type="float">
            <text:p>60</text:p>
          </table:table-cell>
          <table:table-cell table:formula="of:=ROUND([.$B$5]*(1-EXP(-[.AB$1]/[.$B$4])))" office:value-type="float" office:value="62" calcext:value-type="float">
            <text:p>62</text:p>
          </table:table-cell>
          <table:table-cell table:formula="of:=ROUND([.$B$5]*(1-EXP(-[.AC$1]/[.$B$4])))" office:value-type="float" office:value="63" calcext:value-type="float">
            <text:p>63</text:p>
          </table:table-cell>
          <table:table-cell table:formula="of:=ROUND([.$B$5]*(1-EXP(-[.AD$1]/[.$B$4])))" office:value-type="float" office:value="64" calcext:value-type="float">
            <text:p>64</text:p>
          </table:table-cell>
          <table:table-cell table:formula="of:=ROUND([.$B$5]*(1-EXP(-[.AE$1]/[.$B$4])))" office:value-type="float" office:value="66" calcext:value-type="float">
            <text:p>66</text:p>
          </table:table-cell>
          <table:table-cell table:formula="of:=ROUND([.$B$5]*(1-EXP(-[.AF$1]/[.$B$4])))" office:value-type="float" office:value="67" calcext:value-type="float">
            <text:p>67</text:p>
          </table:table-cell>
          <table:table-cell table:formula="of:=ROUND([.$B$5]*(1-EXP(-[.AG$1]/[.$B$4])))" office:value-type="float" office:value="68" calcext:value-type="float">
            <text:p>68</text:p>
          </table:table-cell>
          <table:table-cell table:formula="of:=ROUND([.$B$5]*(1-EXP(-[.AH$1]/[.$B$4])))" office:value-type="float" office:value="69" calcext:value-type="float">
            <text:p>69</text:p>
          </table:table-cell>
          <table:table-cell table:formula="of:=ROUND([.$B$5]*(1-EXP(-[.AI$1]/[.$B$4])))" office:value-type="float" office:value="70" calcext:value-type="float">
            <text:p>70</text:p>
          </table:table-cell>
          <table:table-cell table:formula="of:=ROUND([.$B$5]*(1-EXP(-[.AJ$1]/[.$B$4])))" office:value-type="float" office:value="71" calcext:value-type="float">
            <text:p>71</text:p>
          </table:table-cell>
          <table:table-cell table:formula="of:=ROUND([.$B$5]*(1-EXP(-[.AK$1]/[.$B$4])))" office:value-type="float" office:value="72" calcext:value-type="float">
            <text:p>72</text:p>
          </table:table-cell>
          <table:table-cell table:formula="of:=ROUND([.$B$5]*(1-EXP(-[.AL$1]/[.$B$4])))" office:value-type="float" office:value="73" calcext:value-type="float">
            <text:p>73</text:p>
          </table:table-cell>
          <table:table-cell table:formula="of:=ROUND([.$B$5]*(1-EXP(-[.AM$1]/[.$B$4])))" office:value-type="float" office:value="74" calcext:value-type="float">
            <text:p>74</text:p>
          </table:table-cell>
          <table:table-cell table:formula="of:=ROUND([.$B$5]*(1-EXP(-[.AN$1]/[.$B$4])))" office:value-type="float" office:value="75" calcext:value-type="float">
            <text:p>75</text:p>
          </table:table-cell>
          <table:table-cell table:formula="of:=ROUND([.$B$5]*(1-EXP(-[.AO$1]/[.$B$4])))" office:value-type="float" office:value="76" calcext:value-type="float">
            <text:p>76</text:p>
          </table:table-cell>
          <table:table-cell table:formula="of:=ROUND([.$B$5]*(1-EXP(-[.AP$1]/[.$B$4])))" office:value-type="float" office:value="77" calcext:value-type="float">
            <text:p>77</text:p>
          </table:table-cell>
          <table:table-cell table:formula="of:=ROUND([.$B$5]*(1-EXP(-[.AQ$1]/[.$B$4])))" office:value-type="float" office:value="78" calcext:value-type="float">
            <text:p>78</text:p>
          </table:table-cell>
          <table:table-cell table:formula="of:=ROUND([.$B$5]*(1-EXP(-[.AR$1]/[.$B$4])))" office:value-type="float" office:value="79" calcext:value-type="float">
            <text:p>79</text:p>
          </table:table-cell>
          <table:table-cell table:formula="of:=ROUND([.$B$5]*(1-EXP(-[.AS$1]/[.$B$4])))" office:value-type="float" office:value="80" calcext:value-type="float">
            <text:p>80</text:p>
          </table:table-cell>
          <table:table-cell table:formula="of:=ROUND([.$B$5]*(1-EXP(-[.AT$1]/[.$B$4])))" office:value-type="float" office:value="81" calcext:value-type="float">
            <text:p>81</text:p>
          </table:table-cell>
          <table:table-cell table:formula="of:=ROUND([.$B$5]*(1-EXP(-[.AU$1]/[.$B$4])))" office:value-type="float" office:value="81" calcext:value-type="float">
            <text:p>81</text:p>
          </table:table-cell>
          <table:table-cell table:formula="of:=ROUND([.$B$5]*(1-EXP(-[.AV$1]/[.$B$4])))" office:value-type="float" office:value="82" calcext:value-type="float">
            <text:p>82</text:p>
          </table:table-cell>
          <table:table-cell table:formula="of:=ROUND([.$B$5]*(1-EXP(-[.AW$1]/[.$B$4])))" office:value-type="float" office:value="83" calcext:value-type="float">
            <text:p>83</text:p>
          </table:table-cell>
          <table:table-cell table:formula="of:=ROUND([.$B$5]*(1-EXP(-[.AX$1]/[.$B$4])))" office:value-type="float" office:value="83" calcext:value-type="float">
            <text:p>83</text:p>
          </table:table-cell>
          <table:table-cell table:formula="of:=ROUND([.$B$5]*(1-EXP(-[.AY$1]/[.$B$4])))" office:value-type="float" office:value="84" calcext:value-type="float">
            <text:p>84</text:p>
          </table:table-cell>
          <table:table-cell table:formula="of:=ROUND([.$B$5]*(1-EXP(-[.AZ$1]/[.$B$4])))" office:value-type="float" office:value="85" calcext:value-type="float">
            <text:p>85</text:p>
          </table:table-cell>
          <table:table-cell table:formula="of:=ROUND([.$B$5]*(1-EXP(-[.BA$1]/[.$B$4])))" office:value-type="float" office:value="85" calcext:value-type="float">
            <text:p>85</text:p>
          </table:table-cell>
          <table:table-cell table:formula="of:=ROUND([.$B$5]*(1-EXP(-[.BB$1]/[.$B$4])))" office:value-type="float" office:value="86" calcext:value-type="float">
            <text:p>86</text:p>
          </table:table-cell>
          <table:table-cell table:formula="of:=ROUND([.$B$5]*(1-EXP(-[.BC$1]/[.$B$4])))" office:value-type="float" office:value="87" calcext:value-type="float">
            <text:p>87</text:p>
          </table:table-cell>
          <table:table-cell table:formula="of:=ROUND([.$B$5]*(1-EXP(-[.BD$1]/[.$B$4])))" office:value-type="float" office:value="87" calcext:value-type="float">
            <text:p>87</text:p>
          </table:table-cell>
          <table:table-cell table:formula="of:=ROUND([.$B$5]*(1-EXP(-[.BE$1]/[.$B$4])))" office:value-type="float" office:value="88" calcext:value-type="float">
            <text:p>88</text:p>
          </table:table-cell>
          <table:table-cell table:formula="of:=ROUND([.$B$5]*(1-EXP(-[.BF$1]/[.$B$4])))" office:value-type="float" office:value="88" calcext:value-type="float">
            <text:p>88</text:p>
          </table:table-cell>
          <table:table-cell table:formula="of:=ROUND([.$B$5]*(1-EXP(-[.BG$1]/[.$B$4])))" office:value-type="float" office:value="89" calcext:value-type="float">
            <text:p>89</text:p>
          </table:table-cell>
          <table:table-cell table:formula="of:=ROUND([.$B$5]*(1-EXP(-[.BH$1]/[.$B$4])))" office:value-type="float" office:value="89" calcext:value-type="float">
            <text:p>89</text:p>
          </table:table-cell>
          <table:table-cell table:formula="of:=ROUND([.$B$5]*(1-EXP(-[.BI$1]/[.$B$4])))" office:value-type="float" office:value="90" calcext:value-type="float">
            <text:p>90</text:p>
          </table:table-cell>
          <table:table-cell table:formula="of:=ROUND([.$B$5]*(1-EXP(-[.BJ$1]/[.$B$4])))" office:value-type="float" office:value="90" calcext:value-type="float">
            <text:p>90</text:p>
          </table:table-cell>
          <table:table-cell table:formula="of:=ROUND([.$B$5]*(1-EXP(-[.BK$1]/[.$B$4])))" office:value-type="float" office:value="91" calcext:value-type="float">
            <text:p>91</text:p>
          </table:table-cell>
          <table:table-cell table:formula="of:=ROUND([.$B$5]*(1-EXP(-[.BL$1]/[.$B$4])))" office:value-type="float" office:value="91" calcext:value-type="float">
            <text:p>91</text:p>
          </table:table-cell>
          <table:table-cell table:formula="of:=ROUND([.$B$5]*(1-EXP(-[.BM$1]/[.$B$4])))" office:value-type="float" office:value="91" calcext:value-type="float">
            <text:p>91</text:p>
          </table:table-cell>
          <table:table-cell table:formula="of:=ROUND([.$B$5]*(1-EXP(-[.BN$1]/[.$B$4])))" office:value-type="float" office:value="92" calcext:value-type="float">
            <text:p>92</text:p>
          </table:table-cell>
          <table:table-cell table:formula="of:=ROUND([.$B$5]*(1-EXP(-[.BO$1]/[.$B$4])))" office:value-type="float" office:value="92" calcext:value-type="float">
            <text:p>92</text:p>
          </table:table-cell>
          <table:table-cell table:formula="of:=ROUND([.$B$5]*(1-EXP(-[.BP$1]/[.$B$4])))" office:value-type="float" office:value="93" calcext:value-type="float">
            <text:p>93</text:p>
          </table:table-cell>
          <table:table-cell table:formula="of:=ROUND([.$B$5]*(1-EXP(-[.BQ$1]/[.$B$4])))" office:value-type="float" office:value="93" calcext:value-type="float">
            <text:p>93</text:p>
          </table:table-cell>
          <table:table-cell table:formula="of:=ROUND([.$B$5]*(1-EXP(-[.BR$1]/[.$B$4])))" office:value-type="float" office:value="93" calcext:value-type="float">
            <text:p>93</text:p>
          </table:table-cell>
          <table:table-cell table:formula="of:=ROUND([.$B$5]*(1-EXP(-[.BS$1]/[.$B$4])))" office:value-type="float" office:value="94" calcext:value-type="float">
            <text:p>94</text:p>
          </table:table-cell>
          <table:table-cell table:formula="of:=ROUND([.$B$5]*(1-EXP(-[.BT$1]/[.$B$4])))" office:value-type="float" office:value="94" calcext:value-type="float">
            <text:p>94</text:p>
          </table:table-cell>
          <table:table-cell table:formula="of:=ROUND([.$B$5]*(1-EXP(-[.BU$1]/[.$B$4])))" office:value-type="float" office:value="94" calcext:value-type="float">
            <text:p>94</text:p>
          </table:table-cell>
          <table:table-cell table:formula="of:=ROUND([.$B$5]*(1-EXP(-[.BV$1]/[.$B$4])))" office:value-type="float" office:value="95" calcext:value-type="float">
            <text:p>95</text:p>
          </table:table-cell>
          <table:table-cell table:formula="of:=ROUND([.$B$5]*(1-EXP(-[.BW$1]/[.$B$4])))" office:value-type="float" office:value="95" calcext:value-type="float">
            <text:p>95</text:p>
          </table:table-cell>
          <table:table-cell table:formula="of:=ROUND([.$B$5]*(1-EXP(-[.BX$1]/[.$B$4])))" office:value-type="float" office:value="95" calcext:value-type="float">
            <text:p>95</text:p>
          </table:table-cell>
          <table:table-cell table:formula="of:=ROUND([.$B$5]*(1-EXP(-[.BY$1]/[.$B$4])))" office:value-type="float" office:value="95" calcext:value-type="float">
            <text:p>95</text:p>
          </table:table-cell>
          <table:table-cell table:formula="of:=ROUND([.$B$5]*(1-EXP(-[.BZ$1]/[.$B$4])))" office:value-type="float" office:value="96" calcext:value-type="float">
            <text:p>96</text:p>
          </table:table-cell>
          <table:table-cell table:formula="of:=ROUND([.$B$5]*(1-EXP(-[.CA$1]/[.$B$4])))" office:value-type="float" office:value="96" calcext:value-type="float">
            <text:p>96</text:p>
          </table:table-cell>
          <table:table-cell table:formula="of:=ROUND([.$B$5]*(1-EXP(-[.CB$1]/[.$B$4])))" office:value-type="float" office:value="96" calcext:value-type="float">
            <text:p>96</text:p>
          </table:table-cell>
          <table:table-cell table:formula="of:=ROUND([.$B$5]*(1-EXP(-[.CC$1]/[.$B$4])))" office:value-type="float" office:value="96" calcext:value-type="float">
            <text:p>96</text:p>
          </table:table-cell>
          <table:table-cell table:formula="of:=ROUND([.$B$5]*(1-EXP(-[.CD$1]/[.$B$4])))" office:value-type="float" office:value="97" calcext:value-type="float">
            <text:p>97</text:p>
          </table:table-cell>
          <table:table-cell table:formula="of:=ROUND([.$B$5]*(1-EXP(-[.CE$1]/[.$B$4])))" office:value-type="float" office:value="97" calcext:value-type="float">
            <text:p>97</text:p>
          </table:table-cell>
          <table:table-cell table:formula="of:=ROUND([.$B$5]*(1-EXP(-[.CF$1]/[.$B$4])))" office:value-type="float" office:value="97" calcext:value-type="float">
            <text:p>97</text:p>
          </table:table-cell>
          <table:table-cell table:formula="of:=ROUND([.$B$5]*(1-EXP(-[.CG$1]/[.$B$4])))" office:value-type="float" office:value="97" calcext:value-type="float">
            <text:p>97</text:p>
          </table:table-cell>
          <table:table-cell table:formula="of:=ROUND([.$B$5]*(1-EXP(-[.CH$1]/[.$B$4])))" office:value-type="float" office:value="98" calcext:value-type="float">
            <text:p>98</text:p>
          </table:table-cell>
          <table:table-cell table:formula="of:=ROUND([.$B$5]*(1-EXP(-[.CI$1]/[.$B$4])))" office:value-type="float" office:value="98" calcext:value-type="float">
            <text:p>98</text:p>
          </table:table-cell>
          <table:table-cell table:formula="of:=ROUND([.$B$5]*(1-EXP(-[.CJ$1]/[.$B$4])))" office:value-type="float" office:value="98" calcext:value-type="float">
            <text:p>98</text:p>
          </table:table-cell>
          <table:table-cell table:formula="of:=ROUND([.$B$5]*(1-EXP(-[.CK$1]/[.$B$4])))" office:value-type="float" office:value="98" calcext:value-type="float">
            <text:p>98</text:p>
          </table:table-cell>
          <table:table-cell table:formula="of:=ROUND([.$B$5]*(1-EXP(-[.CL$1]/[.$B$4])))" office:value-type="float" office:value="98" calcext:value-type="float">
            <text:p>98</text:p>
          </table:table-cell>
          <table:table-cell table:formula="of:=ROUND([.$B$5]*(1-EXP(-[.CM$1]/[.$B$4])))" office:value-type="float" office:value="99" calcext:value-type="float">
            <text:p>99</text:p>
          </table:table-cell>
          <table:table-cell table:formula="of:=ROUND([.$B$5]*(1-EXP(-[.CN$1]/[.$B$4])))" office:value-type="float" office:value="99" calcext:value-type="float">
            <text:p>99</text:p>
          </table:table-cell>
          <table:table-cell table:formula="of:=ROUND([.$B$5]*(1-EXP(-[.CO$1]/[.$B$4])))" office:value-type="float" office:value="99" calcext:value-type="float">
            <text:p>99</text:p>
          </table:table-cell>
          <table:table-cell table:formula="of:=ROUND([.$B$5]*(1-EXP(-[.CP$1]/[.$B$4])))" office:value-type="float" office:value="99" calcext:value-type="float">
            <text:p>99</text:p>
          </table:table-cell>
          <table:table-cell table:formula="of:=ROUND([.$B$5]*(1-EXP(-[.CQ$1]/[.$B$4])))" office:value-type="float" office:value="99" calcext:value-type="float">
            <text:p>99</text:p>
          </table:table-cell>
          <table:table-cell table:formula="of:=ROUND([.$B$5]*(1-EXP(-[.CR$1]/[.$B$4])))" office:value-type="float" office:value="99" calcext:value-type="float">
            <text:p>99</text:p>
          </table:table-cell>
          <table:table-cell table:formula="of:=ROUND([.$B$5]*(1-EXP(-[.CS$1]/[.$B$4])))" office:value-type="float" office:value="99" calcext:value-type="float">
            <text:p>99</text:p>
          </table:table-cell>
          <table:table-cell table:formula="of:=ROUND([.$B$5]*(1-EXP(-[.CT$1]/[.$B$4])))" office:value-type="float" office:value="100" calcext:value-type="float">
            <text:p>100</text:p>
          </table:table-cell>
          <table:table-cell table:formula="of:=ROUND([.$B$5]*(1-EXP(-[.CU$1]/[.$B$4])))" office:value-type="float" office:value="100" calcext:value-type="float">
            <text:p>100</text:p>
          </table:table-cell>
          <table:table-cell table:formula="of:=ROUND([.$B$5]*(1-EXP(-[.CV$1]/[.$B$4])))" office:value-type="float" office:value="100" calcext:value-type="float">
            <text:p>100</text:p>
          </table:table-cell>
          <table:table-cell table:formula="of:=ROUND([.$B$5]*(1-EXP(-[.CW$1]/[.$B$4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99"/>
        </table:table-row>
        <table:table-row table:style-name="ro1">
          <table:table-cell table:formula="of:=100/(1-EXP(-100/[.$A$4]))" office:value-type="float" office:value="115.651764274967" calcext:value-type="float">
            <text:p>115.651764275</text:p>
          </table:table-cell>
          <table:table-cell table:formula="of:=100/(1-EXP(-100/[.$B$4]))" office:value-type="float" office:value="103.699370659004" calcext:value-type="float">
            <text:p>103.699370659</text:p>
          </table:table-cell>
          <table:table-cell table:number-columns-repeated="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5:29:49.420772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9:36:24.448703694</meta:creation-date>
    <dc:date>2016-07-25T15:41:00.408856534</dc:date>
    <meta:editing-duration>PT15M32S</meta:editing-duration>
    <meta:editing-cycles>3</meta:editing-cycles>
    <meta:generator>LibreOffice/5.0.6.3$Linux_X86_64 LibreOffice_project/00m0$Build-3</meta:generator>
    <meta:document-statistic meta:table-count="1" meta:cell-count="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9cm" svg:height="11.901cm" xlink:href=".." xlink:type="simple" chart:class="chart:scatter" chart:row-mapping="0 1 2 0" chart:style-name="ch1">
        <chart:legend chart:legend-position="end" svg:x="26.972cm" svg:y="5.153cm" style:legend-expansion="high" chart:style-name="ch2"/>
        <chart:plot-area chart:style-name="ch3" table:cell-range-address="Sheet1.A1:Sheet1.CW3" svg:x="0.585cm" svg:y="0.238cm" svg:width="25.802cm" svg:height="11.425cm">
          <chartooo:coordinate-region svg:x="1.206cm" svg:y="0.437cm" svg:width="24.715cm" svg:height="10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CW2" chart:class="chart:scatter">
            <chart:domain table:cell-range-address="Sheet1.A1:Sheet1.CW1"/>
            <chart:data-point chart:repeated="101"/>
          </chart:series>
          <chart:series chart:style-name="ch7" chart:values-cell-range-address="Sheet1.A3:Sheet1.CW3" chart:class="chart:scatter">
            <chart:data-point chart:repeated="101"/>
          </chart:series>
          <chart:series chart:style-name="ch8" chart:values-cell-range-address="Sheet1.A1:Sheet1.CW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1:Sheet1.CW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2:Sheet1.CW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3:Sheet1.CW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1:Sheet1.CW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